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15pt" fo:font-style="normal" style:text-underline-style="none" fo:font-weight="bold" style:text-blinking="false" fo:background-color="#ffffff"/>
    </style:style>
    <style:style style:name="P3" style:family="paragraph" style:parent-style-name="Text_20_body">
      <style:paragraph-properties fo:margin-top="0in" fo:margin-bottom="0.028in" fo:line-height="131%"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4" style:family="paragraph" style:parent-style-name="Text_20_body">
      <style:paragraph-properties fo:margin-top="0in" fo:margin-bottom="0.028in" fo:line-height="131%" style:writing-mode="lr-tb"/>
    </style:style>
    <style:style style:name="P5" style:family="paragraph" style:parent-style-name="Text_20_body">
      <style:paragraph-properties fo:margin-left="0in" fo:margin-right="0.0555in" fo:margin-top="0in" fo:margin-bottom="0.0835in" fo:line-height="131%" fo:text-indent="0in" style:auto-text-indent="false"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P6" style:family="paragraph" style:parent-style-name="Text_20_body">
      <style:paragraph-properties fo:margin-left="0in" fo:margin-right="0.0555in" fo:margin-top="0in" fo:margin-bottom="0.0555in" fo:line-height="131%" fo:text-indent="0in" style:auto-text-indent="false" style:writing-mode="lr-tb"/>
      <style:text-properties fo:font-variant="normal" fo:text-transform="none" fo:color="#333333" style:text-line-through-style="none" style:font-name="Verdana" fo:font-size="8.25pt" fo:font-style="normal" style:text-underline-style="none" fo:font-weight="normal" style:text-blinking="false" fo:background-color="#ffffff"/>
    </style:style>
    <style:style style:name="T1" style:family="text">
      <style:text-properties fo:font-weight="normal"/>
    </style:style>
    <style:style style:name="T2" style:family="text">
      <style:text-properties fo:font-variant="normal" fo:text-transform="none" fo:color="#333333" style:text-line-through-style="none" style:font-name="Verdana" fo:font-size="15pt" fo:font-style="normal" style:text-underline-style="none" fo:font-weight="bold" style:text-blinking="false" fo:background-color="#ffffff"/>
    </style:style>
    <style:style style:name="T3" style:family="text">
      <style:text-properties fo:font-variant="normal" fo:text-transform="none" fo:color="#333333" style:text-line-through-style="none" style:font-name="Verdana" fo:font-size="8.25pt" fo:font-style="normal" style:text-underline-style="none" fo:font-weight="normal" style:text-blinking="false"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pósito</text:p>
      <text:p text:style-name="P3">El siguiente documento tiene como propósito definir las especificaciones funcionales y no</text:p>
      <text:p text:style-name="P3">funcionales de la aplicación.</text:p>
      <text:p text:style-name="Text_20_body"/>
      <text:p text:style-name="P2">Alcance</text:p>
      <text:p text:style-name="P3">Diseño, Desarrollo e Implementación..</text:p>
      <text:p text:style-name="P3">Será una aplicación basada en JAVA que funcionará en un entorno de escritorio.</text:p>
      <text:p text:style-name="P3">Ésta aplicación dará apoyo a los siguientes procesos:</text:p>
      <text:p text:style-name="P3">*Gestion de cliente.</text:p>
      <text:p text:style-name="P3">*Gestión de proveedor.</text:p>
      <text:p text:style-name="P3">*Gestión de productos.</text:p>
      <text:p text:style-name="P3">* Registro de las transacciones del negocios.</text:p>
      <text:p text:style-name="P3">*Estadísticas de los productos.</text:p>
      <text:p text:style-name="P3">*Facturación y Presupuestos.</text:p>
      <text:p text:style-name="Text_20_body"/>
      <text:p text:style-name="P3">A través del sistema NO se podrá:</text:p>
      <text:p text:style-name="P3">*Contactar a los clientes.</text:p>
      <text:p text:style-name="P3">*Contactar a los proveedores.</text:p>
      <text:p text:style-name="Text_20_body"/>
      <text:p text:style-name="P3">El sistema no contara con los datos cargados, de eso se encargara el cliente.</text:p>
      <text:p text:style-name="Text_20_body"/>
      <text:p text:style-name="P2">Descripción global</text:p>
      <text:p text:style-name="P2">Perspectiva del Producto</text:p>
      <text:p text:style-name="P3">La aplicación será un producto que trabajará en forma local.</text:p>
      <text:p text:style-name="P2">Funciones del Producto</text:p>
      <text:p text:style-name="P3">El sistema RVS permitirá realizar las siguientes funciones:</text:p>
      <text:p text:style-name="P3">* Gestión de cliente:  El Sistema permitirá al usuario agregar, modificar y eliminar clientes, ademas se contara con la informacion personal del cliente, los articulos adquiridos y el dinero gastado por este. No se podrá contactar a los clientes mediante este programa.</text:p>
      <text:p text:style-name="P5">*Gestión de proveedores: El Sistema permitirá al usuario agregar, modificar y eliminar proveedores, los cuales pueden estar relacionados con uno o más productos. Se contará con la información de contacto de los proveedores y datos relacionados con los mismos. No se podrá contactar a los proveedores mediante este programa.</text:p>
      <text:p text:style-name="P6">*Gestión de producto: El Sistema permitirá al usuario agregar, modificar y eliminar productos, Los cuales van a estar agrupados por tipo y tendrán sus datos. Además, se mantendrán ciertas estadísticas(a preguntar) referidas a sus ventas. No se podrá conseguir productos a través de este programa.</text:p>
      <text:p text:style-name="P6">*Registro de las transacciones del negocios: El sistema mantendrá un registro de las ventas hechas a determinados clientes, donde se incluye el monto de la transacción, la cantidad de artículos. Ademas, mantendrá un registro de las compras hechas a determinados proveedores, donde tambien se incluye el monto de la transacción, la cantidad de artículos. </text:p>
      <text:p text:style-name="P4"><text:span text:style-name="T3">*Facturación y Presupuestos: El programa permitirá emitir una factura por cada venta realizada y actualizara el registro de las transacciones, Ademas permitirá mantener un presupuesto de una transacción sin registrar el descuento en el stock ni la ganancia hasta que la misma sea confirmada., es decir, que no se actualizara el registro de las transacciones y se le permitira al cliente obtener el presupuesto de una presunta compra.</text:span></text:p>
      <text:p text:style-name="P1"/>
      <text:p text:style-name="P1"><text:line-break/><text:soft-page-break/><text:span text:style-name="T2">Base de datos del sistema</text:span></text:p>
      <text:p text:style-name="P3">Datos Clientes: Datos personales, articulos comprados y cuanto gasta.</text:p>
      <text:p text:style-name="P3">Datos Proveedores: Datos de cuenta bancaria, compra minima, direccion, tel, cuil, datos personales y articulos que provee.</text:p>
      <text:p text:style-name="P3">Tipo de Productos: lenceria erotica, lenceria en general. cosmetica erótica, accesorios eróticos, jugetes y ropa deportiva. </text:p>
      <text:p text:style-name="P3">Datos de Producto: Stock, marca, precio y proveedor.</text:p>
      <text:p text:style-name="Text_20_body"><text:span text:style-name="T1"><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Verdana" svg:font-family="Verdana"/>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into </meta:initial-creator>
    <meta:creation-date>2013-10-27T20:08:29</meta:creation-date>
    <dc:date>2013-10-27T20:10:31</dc:date>
    <dc:creator>jacinto </dc:creator>
    <meta:editing-duration>P0D</meta:editing-duration>
    <meta:editing-cycles>1</meta:editing-cycles>
    <meta:document-statistic meta:table-count="0" meta:image-count="0" meta:object-count="0" meta:page-count="2" meta:paragraph-count="33" meta:word-count="434" meta:character-count="2890" meta:non-whitespace-character-count="2480"/>
    <meta:generator>LibreOffice/3.5$Linux_X86_64 LibreOffice_project/350m1$Build-2</meta:generator>
  </office:meta>
</office:document-meta>
</file>